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style:repeat-content="true" fo:border="0.0007in solid #000000"/>
    </style:style>
    <style:style style:name="Table1.A2" style:family="table-cell">
      <style:table-cell-properties style:repeat-content="false" fo:border="0.0007in solid #000000"/>
    </style:style>
  </office:automatic-styles>
  <office:body>
    <office:text>
      <text:p>this is an example of table cells with the content of a cell is displayed as many times as there is space left in the cell's writing direction.</text:p>
      <table:table table:name="Table1">
        <table:table-column table:number-columns-repeated="2"/>
        <table:table-row table:style-name="T1" table:number-rows-repeated="3">
          <table:table-cell table:style-name="Table1.A1">
            <text:p>style:repeat-content has been set to true.</text:p>
          </table:table-cell>
          <table:table-cell table:style-name="Table1.A2">
            <text:p>style:repeat-content has been set to false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